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0b77" officeooo:paragraph-rsid="0004ddd1"/>
    </style:style>
    <style:style style:name="P2" style:family="paragraph" style:parent-style-name="Standard">
      <style:text-properties officeooo:rsid="0004ddd1" officeooo:paragraph-rsid="0004ddd1"/>
    </style:style>
    <style:style style:name="T1" style:family="text">
      <style:text-properties officeooo:rsid="0004ddd1"/>
    </style:style>
    <style:style style:name="T2" style:family="text">
      <style:text-properties officeooo:rsid="00064b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 Abdullahi</text:p>
      <text:p text:style-name="P1"/>
      <text:p text:style-name="P1">CS202 – Program <text:span text:style-name="T2">5</text:span> <text:s/><text:span text:style-name="T1">IDE write up</text:span></text:p>
      <text:p text:style-name="P1"/>
      <text:p text:style-name="P2">For this program I used Eclipse as an IDE. <text:span text:style-name="T2">Since I used this IDE for Program 4, I found out a little bit more on how to manage classes and files and work with “projects” since having a little more exposure to this IDE for the second time.</text:span> For this assignment I uploaded the <text:span text:style-name="T2">one</text:span> .java files I had for my program assuming this is the same as a .cpp file extension for the c++ projects we have been working on <text:span text:style-name="T2">I was assuming that one file would be enough and I found out how to have the main function be run from the same implementation file which made managing the classes and multiple implementations od the node classes such as the DLL node class which used the array inside the class.</text:span>. I got several errors referring to “packages” and “modules” not being included or in scope of the program files. This is my <text:span text:style-name="T2">second </text:span><text:s/>time writing a java program and I tried my best. I do feel as if the IDE does help with managing classes <text:span text:style-name="T2">and some of the features such as auto completion and getting errors before you have to compile is very useful and time saving. </text:span>I have been using VIM to write program so far and I feel more comfortable working with .h and .cpp files. I hope I can make the transition to IDE’s and hope to learn more with the next <text:span text:style-name="T2">program</text:span> here. <text:span text:style-name="T2">I also tried to use IntelliJ to experiment with the interface, but I feel like eclipse was easir to use for me. I think that eclipse is a good IDE to use when first learning to program with an IDE.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23:10.840035598</meta:creation-date>
    <dc:date>2017-03-17T03:27:59.605894770</dc:date>
    <meta:editing-duration>PT6M21S</meta:editing-duration>
    <meta:editing-cycles>2</meta:editing-cycles>
    <meta:generator>LibreOffice/5.1.6.2$Linux_X86_64 LibreOffice_project/10m0$Build-2</meta:generator>
    <meta:document-statistic meta:table-count="0" meta:image-count="0" meta:object-count="0" meta:page-count="1" meta:paragraph-count="3" meta:word-count="288" meta:character-count="1491" meta:non-whitespace-character-count="1202"/>
  </office:meta>
</office:document-meta>
</file>